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0570a" officeooo:paragraph-rsid="0030570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0b8ff" officeooo:paragraph-rsid="0030b8ff"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1ec3db" officeooo:paragraph-rsid="0030570a"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21e566" officeooo:paragraph-rsid="0030570a"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77"/>
    </style:style>
    <style:style style:name="T3" style:family="text">
      <style:text-properties officeooo:rsid="0021c440"/>
    </style:style>
    <style:style style:name="T4" style:family="text">
      <style:text-properties officeooo:rsid="0021e566"/>
    </style:style>
    <style:style style:name="T5" style:family="text">
      <style:text-properties officeooo:rsid="002238dd"/>
    </style:style>
    <style:style style:name="T6" style:family="text">
      <style:text-properties officeooo:rsid="0023deb5"/>
    </style:style>
    <style:style style:name="T7" style:family="text">
      <style:text-properties officeooo:rsid="002c8998"/>
    </style:style>
    <style:style style:name="T8" style:family="text">
      <style:text-properties officeooo:rsid="0030570a"/>
    </style:style>
    <style:style style:name="T9" style:family="text">
      <style:text-properties officeooo:rsid="0030b8ff"/>
    </style:style>
    <style:style style:name="T10" style:family="text">
      <style:text-properties officeooo:rsid="0031886c"/>
    </style:style>
    <style:style style:name="T11" style:family="text">
      <style:text-properties officeooo:rsid="00331c2b"/>
    </style:style>
    <style:style style:name="T12" style:family="text">
      <style:text-properties officeooo:rsid="00337b2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text:span><text:span text:style-name="T7">0</text:span><text:span text:style-name="T1"> for passing a pipe and crushing, respectively </text:span><text:span text:style-name="T7">and 0.1 for just staying alive</text:span><text:span text:style-name="T1">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9">e=0.<text:span text:style-name="T8">1</text:span>: <text:span text:style-name="T8">seems to be learning but very slowly </text:span><text:span text:style-name="T2">(test_id=1)</text:span></text:p>
        </text:list-item>
        <text:list-item>
          <text:p text:style-name="P9">e=0.<text:span text:style-name="T8">5</text:span>: <text:span text:style-name="T5"><text:s/></text:span><text:span text:style-name="T8">gets stuck – stopped at 2000 episodes </text:span><text:span text:style-name="T3">(test_id=2)</text:span></text:p>
        </text:list-item>
        <text:list-item>
          <text:p text:style-name="P9">e=0.<text:span text:style-name="T3">8</text:span>: <text:span text:style-name="T5"><text:s/></text:span><text:span text:style-name="T8">gets stuck – stopped at 2000 episodes </text:span><text:span text:style-name="T4">(test_id=3)</text:span></text:p>
        </text:list-item>
        <text:list-item>
          <text:p text:style-name="P11">decaying: <text:span text:style-name="T6"><text:s/></text:span><text:span text:style-name="T8">gets stuck – stopped at 2000 </text:span><text:span text:style-name="T6">(test_id=4)</text:span></text:p>
        </text:list-item>
      </text:list>
      <text:p text:style-name="P5"/>
      <text:p text:style-name="P7">Tuning the tau parameter (soft to hard model update):</text:p>
      <text:list text:continue-numbering="true" text:style-name="L1">
        <text:list-item>
          <text:p text:style-name="P10">e=0.<text:span text:style-name="T8">1</text:span>: <text:span text:style-name="T9">learns </text:span><text:span text:style-name="T2">(test_id=</text:span><text:span text:style-name="T8">5</text:span><text:span text:style-name="T2">)</text:span></text:p>
        </text:list-item>
        <text:list-item>
          <text:p text:style-name="P10">e=0.<text:span text:style-name="T8">5</text:span>: <text:span text:style-name="T5"><text:s/></text:span><text:span text:style-name="T9">gets stuck </text:span><text:span text:style-name="T3">(test_id=</text:span><text:span text:style-name="T8">6</text:span><text:span text:style-name="T3">)</text:span></text:p>
        </text:list-item>
        <text:list-item>
          <text:p text:style-name="P10">e=0.<text:span text:style-name="T3">8</text:span>: <text:span text:style-name="T5"><text:s/></text:span><text:span text:style-name="T9">gets stuck </text:span><text:span text:style-name="T4">(test_id=</text:span><text:span text:style-name="T8">7</text:span><text:span text:style-name="T4">)</text:span></text:p>
        </text:list-item>
        <text:list-item>
          <text:p text:style-name="P12">decaying: <text:span text:style-name="T6"><text:s/></text:span><text:span text:style-name="T9">learns </text:span><text:span text:style-name="T6">(test_id=</text:span><text:span text:style-name="T8">8</text:span><text:span text:style-name="T6">)</text:span></text:p>
        </text:list-item>
      </text:list>
      <text:p text:style-name="P6"/>
      <text:p text:style-name="P8">Conclusion, tau parameter highly affects the training process. The epsilon parameter affects it as well. Specifically, epsilon needs lower values to work. Proceeding to test whether or not epsilon decaying is needed. </text:p>
      <text:p text:style-name="P8"/>
      <text:p text:style-name="P8">Re-applying tests 5 and 8 (eps=0.1 and decaying starting from 0.1), and let them finish to compare which one <text:span text:style-name="T11">converges faster</text:span>. <text:span text:style-name="T12">And also test 9 with activation function silu instead of sel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5T00:20:21.182326656</dc:date>
    <meta:editing-duration>PT1H19M48S</meta:editing-duration>
    <meta:editing-cycles>24</meta:editing-cycles>
    <meta:generator>LibreOffice/7.6.7.2$Linux_X86_64 LibreOffice_project/60$Build-2</meta:generator>
    <meta:document-statistic meta:table-count="0" meta:image-count="0" meta:object-count="0" meta:page-count="1" meta:paragraph-count="15" meta:word-count="297" meta:character-count="1792" meta:non-whitespace-character-count="1502"/>
  </office:meta>
</office:document-meta>
</file>